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66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49cm"/>
    </style:style>
    <style:style style:name="gr7" style:family="graphic" style:parent-style-name="objectwithoutfill">
      <style:graphic-properties draw:stroke="dash" draw:stroke-dash="Fine_20_Dashed_20__28_var_29_" svg:stroke-width="0.053cm" draw:marker-start-width="0.279cm" draw:marker-end-width="0.279cm" svg:stroke-opacity="50%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width="0.053cm" svg:stroke-color="#000000" draw:marker-start-width="0.279cm" draw:marker-end-width="0.279cm" svg:stroke-opacity="70%" draw:opacity="70%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_20__28_var_29_" svg:stroke-width="0.053cm" draw:marker-start-width="0.279cm" draw:marker-end-width="0.279cm" svg:stroke-opacity="70%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draw:stroke-dash="Line_20_with_20_Fine_20_Dots" svg:stroke-width="0.053cm" draw:marker-start-width="0.279cm" draw:marker-end="Small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1.3cm" svg:height="1.3cm" svg:x="5.149cm" svg:y="6.356cm">
          <text:p/>
        </draw:circle>
        <draw:circle draw:style-name="gr1" draw:text-style-name="P1" draw:layer="layout" svg:width="1.3cm" svg:height="1.3cm" svg:x="5.149cm" svg:y="8.456cm">
          <text:p/>
        </draw:circle>
        <draw:circle draw:style-name="gr1" draw:text-style-name="P1" draw:layer="layout" svg:width="1.3cm" svg:height="1.3cm" svg:x="5.149cm" svg:y="10.556cm">
          <text:p/>
        </draw:circle>
        <draw:circle draw:style-name="gr1" draw:text-style-name="P1" draw:layer="layout" svg:width="1.3cm" svg:height="1.3cm" svg:x="5.149cm" svg:y="12.656cm">
          <text:p/>
        </draw:circle>
        <draw:circle draw:style-name="gr1" draw:text-style-name="P1" draw:layer="layout" svg:width="1.3cm" svg:height="1.3cm" svg:x="5.149cm" svg:y="14.756cm">
          <text:p/>
        </draw:circle>
        <draw:circle draw:style-name="gr2" draw:text-style-name="P1" draw:layer="layout" svg:width="1.3cm" svg:height="1.3cm" svg:x="10.349cm" svg:y="8.456cm">
          <text:p/>
        </draw:circle>
        <draw:circle draw:style-name="gr2" draw:text-style-name="P1" draw:layer="layout" svg:width="1.3cm" svg:height="1.3cm" svg:x="10.349cm" svg:y="10.606cm">
          <text:p/>
        </draw:circle>
        <draw:circle draw:style-name="gr2" draw:text-style-name="P1" draw:layer="layout" svg:width="1.3cm" svg:height="1.3cm" svg:x="10.349cm" svg:y="12.756cm">
          <text:p/>
        </draw:circle>
        <draw:line draw:style-name="gr3" draw:text-style-name="P1" draw:layer="layout" svg:x1="6.449cm" svg:y1="7.056cm" svg:x2="10.349cm" svg:y2="9.156cm">
          <text:p/>
        </draw:line>
        <draw:line draw:style-name="gr3" draw:text-style-name="P1" draw:layer="layout" svg:x1="6.449cm" svg:y1="9.156cm" svg:x2="10.349cm" svg:y2="9.156cm">
          <text:p/>
        </draw:line>
        <draw:line draw:style-name="gr3" draw:text-style-name="P1" draw:layer="layout" svg:x1="6.449cm" svg:y1="11.256cm" svg:x2="10.349cm" svg:y2="11.256cm">
          <text:p/>
        </draw:line>
        <draw:line draw:style-name="gr3" draw:text-style-name="P1" draw:layer="layout" svg:x1="6.449cm" svg:y1="7.056cm" svg:x2="10.349cm" svg:y2="11.256cm">
          <text:p/>
        </draw:line>
        <draw:line draw:style-name="gr3" draw:text-style-name="P1" draw:layer="layout" svg:x1="6.449cm" svg:y1="7.056cm" svg:x2="10.349cm" svg:y2="13.456cm">
          <text:p/>
        </draw:line>
        <draw:line draw:style-name="gr3" draw:text-style-name="P1" draw:layer="layout" svg:x1="6.449cm" svg:y1="9.156cm" svg:x2="10.349cm" svg:y2="11.256cm">
          <text:p/>
        </draw:line>
        <draw:line draw:style-name="gr3" draw:text-style-name="P1" draw:layer="layout" svg:x1="6.449cm" svg:y1="11.256cm" svg:x2="10.349cm" svg:y2="13.456cm">
          <text:p/>
        </draw:line>
        <draw:line draw:style-name="gr3" draw:text-style-name="P1" draw:layer="layout" svg:x1="6.449cm" svg:y1="9.156cm" svg:x2="10.349cm" svg:y2="13.456cm">
          <text:p/>
        </draw:line>
        <draw:line draw:style-name="gr3" draw:text-style-name="P1" draw:layer="layout" svg:x1="6.449cm" svg:y1="11.256cm" svg:x2="10.349cm" svg:y2="9.156cm">
          <text:p/>
        </draw:line>
        <draw:line draw:style-name="gr3" draw:text-style-name="P1" draw:layer="layout" svg:x1="6.449cm" svg:y1="13.356cm" svg:x2="10.349cm" svg:y2="9.156cm">
          <text:p/>
        </draw:line>
        <draw:line draw:style-name="gr3" draw:text-style-name="P1" draw:layer="layout" svg:x1="6.449cm" svg:y1="13.356cm" svg:x2="10.349cm" svg:y2="13.456cm">
          <text:p/>
        </draw:line>
        <draw:line draw:style-name="gr3" draw:text-style-name="P1" draw:layer="layout" svg:x1="6.449cm" svg:y1="13.356cm" svg:x2="10.349cm" svg:y2="11.256cm">
          <text:p/>
        </draw:line>
        <draw:line draw:style-name="gr3" draw:text-style-name="P1" draw:layer="layout" svg:x1="6.449cm" svg:y1="15.456cm" svg:x2="10.349cm" svg:y2="9.156cm">
          <text:p/>
        </draw:line>
        <draw:line draw:style-name="gr3" draw:text-style-name="P1" draw:layer="layout" svg:x1="6.449cm" svg:y1="15.456cm" svg:x2="10.349cm" svg:y2="11.256cm">
          <text:p/>
        </draw:line>
        <draw:line draw:style-name="gr3" draw:text-style-name="P1" draw:layer="layout" svg:x1="6.449cm" svg:y1="15.456cm" svg:x2="10.349cm" svg:y2="13.456cm">
          <text:p/>
        </draw:line>
        <draw:circle draw:style-name="gr1" draw:text-style-name="P1" draw:layer="layout" svg:width="1.3cm" svg:height="1.3cm" svg:x="18.049cm" svg:y="6.356cm">
          <text:p/>
        </draw:circle>
        <draw:circle draw:style-name="gr1" draw:text-style-name="P1" draw:layer="layout" svg:width="1.3cm" svg:height="1.3cm" svg:x="18.049cm" svg:y="8.456cm">
          <text:p/>
        </draw:circle>
        <draw:circle draw:style-name="gr1" draw:text-style-name="P1" draw:layer="layout" svg:width="1.3cm" svg:height="1.3cm" svg:x="18.049cm" svg:y="10.556cm">
          <text:p/>
        </draw:circle>
        <draw:circle draw:style-name="gr1" draw:text-style-name="P1" draw:layer="layout" svg:width="1.3cm" svg:height="1.3cm" svg:x="18.049cm" svg:y="12.656cm">
          <text:p/>
        </draw:circle>
        <draw:circle draw:style-name="gr2" draw:text-style-name="P1" draw:layer="layout" svg:width="1.3cm" svg:height="1.3cm" svg:x="23.149cm" svg:y="10.456cm">
          <text:p/>
        </draw:circle>
        <draw:circle draw:style-name="gr2" draw:text-style-name="P1" draw:layer="layout" svg:width="1.3cm" svg:height="1.3cm" svg:x="23.149cm" svg:y="12.606cm">
          <text:p/>
        </draw:circle>
        <draw:line draw:style-name="gr4" draw:text-style-name="P1" draw:layer="layout" svg:x1="19.349cm" svg:y1="7.056cm" svg:x2="23.049cm" svg:y2="8.956cm">
          <text:p/>
        </draw:line>
        <draw:line draw:style-name="gr4" draw:text-style-name="P1" draw:layer="layout" svg:x1="19.349cm" svg:y1="9.156cm" svg:x2="23.049cm" svg:y2="8.956cm">
          <text:p/>
        </draw:line>
        <draw:line draw:style-name="gr4" draw:text-style-name="P1" draw:layer="layout" svg:x1="19.349cm" svg:y1="11.256cm" svg:x2="23.149cm" svg:y2="11.156cm">
          <text:p/>
        </draw:line>
        <draw:line draw:style-name="gr4" draw:text-style-name="P1" draw:layer="layout" svg:x1="19.349cm" svg:y1="9.156cm" svg:x2="23.149cm" svg:y2="11.156cm">
          <text:p/>
        </draw:line>
        <draw:line draw:style-name="gr4" draw:text-style-name="P1" draw:layer="layout" svg:x1="19.349cm" svg:y1="11.256cm" svg:x2="23.149cm" svg:y2="13.256cm">
          <text:p/>
        </draw:line>
        <draw:line draw:style-name="gr4" draw:text-style-name="P1" draw:layer="layout" svg:x1="19.349cm" svg:y1="11.256cm" svg:x2="23.049cm" svg:y2="8.956cm">
          <text:p/>
        </draw:line>
        <draw:line draw:style-name="gr4" draw:text-style-name="P1" draw:layer="layout" svg:x1="19.349cm" svg:y1="13.356cm" svg:x2="23.149cm" svg:y2="13.256cm">
          <text:p/>
        </draw:line>
        <draw:frame draw:style-name="gr5" draw:layer="layout" svg:width="5.434cm" svg:height="0.963cm" svg:x="18.215cm" svg:y="3.3cm">
          <draw:text-box>
            <text:p>Свёрточная сеть</text:p>
          </draw:text-box>
        </draw:frame>
        <draw:frame draw:style-name="gr6" draw:layer="layout" svg:width="6.149cm" svg:height="0.963cm" svg:x="5.1cm" svg:y="3.3cm">
          <draw:text-box>
            <text:p>Полносвязная сеть</text:p>
          </draw:text-box>
        </draw:frame>
        <draw:circle draw:style-name="gr2" draw:text-style-name="P1" draw:layer="layout" svg:width="1.3cm" svg:height="1.3cm" svg:x="23.049cm" svg:y="8.256cm">
          <text:p/>
        </draw:circle>
        <draw:line draw:style-name="gr3" draw:text-style-name="P1" draw:layer="layout" svg:x1="23.149cm" svg:y1="11.156cm" svg:x2="19.349cm" svg:y2="13.356cm">
          <text:p/>
        </draw:line>
        <draw:circle draw:style-name="gr1" draw:text-style-name="P1" draw:layer="layout" svg:width="1.3cm" svg:height="1.3cm" svg:x="18.049cm" svg:y="14.756cm">
          <text:p/>
        </draw:circle>
        <draw:line draw:style-name="gr3" draw:text-style-name="P1" draw:layer="layout" svg:x1="23.149cm" svg:y1="13.256cm" svg:x2="19.349cm" svg:y2="15.456cm">
          <text:p/>
        </draw:line>
        <draw:line draw:style-name="gr7" draw:text-style-name="P1" draw:layer="layout" svg:x1="23.149cm" svg:y1="11.156cm" svg:x2="19.349cm" svg:y2="7.056cm">
          <text:p/>
        </draw:line>
        <draw:line draw:style-name="gr7" draw:text-style-name="P1" draw:layer="layout" svg:x1="23.149cm" svg:y1="11.156cm" svg:x2="19.449cm" svg:y2="15.356cm">
          <text:p/>
        </draw:line>
        <draw:line draw:style-name="gr7" draw:text-style-name="P1" draw:layer="layout" svg:x1="23.049cm" svg:y1="8.956cm" svg:x2="19.349cm" svg:y2="15.456cm">
          <text:p/>
        </draw:line>
        <draw:line draw:style-name="gr7" draw:text-style-name="P1" draw:layer="layout" svg:x1="23.049cm" svg:y1="8.956cm" svg:x2="19.449cm" svg:y2="13.256cm">
          <text:p/>
        </draw:line>
        <draw:line draw:style-name="gr7" draw:text-style-name="P1" draw:layer="layout" svg:x1="23.149cm" svg:y1="13.256cm" svg:x2="19.349cm" svg:y2="9.156cm">
          <text:p/>
        </draw:line>
        <draw:line draw:style-name="gr7" draw:text-style-name="P1" draw:layer="layout" svg:x1="23.149cm" svg:y1="13.256cm" svg:x2="19.349cm" svg:y2="7.056cm">
          <text:p/>
        </draw:line>
        <draw:frame draw:style-name="gr8" draw:text-style-name="P2" draw:layer="layout" svg:width="10.747cm" svg:height="1.505cm" svg:x="15.7cm" svg:y="17.4cm">
          <draw:text-box>
            <text:p text:style-name="P2">* пунктирной линией показано</text:p>
            <text:p text:style-name="P2">отсутствие связей между нейронами</text:p>
          </draw:text-box>
        </draw:frame>
      </draw:page>
      <draw:page draw:name="page2" draw:style-name="dp1" draw:master-page-name="Обычный">
        <draw:circle draw:style-name="gr1" draw:text-style-name="P1" draw:layer="layout" svg:width="1.3cm" svg:height="1.3cm" svg:x="4.1cm" svg:y="7.4cm">
          <text:p/>
        </draw:circle>
        <draw:circle draw:style-name="gr1" draw:text-style-name="P1" draw:layer="layout" svg:width="1.3cm" svg:height="1.3cm" svg:x="4.1cm" svg:y="10.1cm">
          <text:p/>
        </draw:circle>
        <draw:circle draw:style-name="gr1" draw:text-style-name="P1" draw:layer="layout" svg:width="1.3cm" svg:height="1.3cm" svg:x="4.1cm" svg:y="12.8cm">
          <text:p/>
        </draw:circle>
        <draw:circle draw:style-name="gr2" draw:text-style-name="P1" draw:layer="layout" svg:width="1.3cm" svg:height="1.3cm" svg:x="9.35cm" svg:y="10.1cm">
          <text:p/>
        </draw:circle>
        <draw:line draw:style-name="gr3" draw:text-style-name="P1" draw:layer="layout" svg:x1="5.35cm" svg:y1="8.1cm" svg:x2="9.35cm" svg:y2="10.8cm">
          <text:p/>
        </draw:line>
        <draw:line draw:style-name="gr3" draw:text-style-name="P1" draw:layer="layout" svg:x1="5.45cm" svg:y1="10.8cm" svg:x2="9.35cm" svg:y2="10.8cm">
          <text:p/>
        </draw:line>
        <draw:line draw:style-name="gr3" draw:text-style-name="P1" draw:layer="layout" svg:x1="5.45cm" svg:y1="13.4cm" svg:x2="9.35cm" svg:y2="10.8cm">
          <text:p/>
        </draw:line>
        <draw:frame draw:style-name="gr8" draw:layer="layout" svg:width="2.856cm" svg:height="0.963cm" svg:x="6.65cm" svg:y="7.937cm">
          <draw:text-box>
            <text:p>w<text:span text:style-name="T1">11</text:span>=0.9</text:p>
          </draw:text-box>
        </draw:frame>
        <draw:frame draw:style-name="gr9" draw:layer="layout" svg:width="2.902cm" svg:height="0.963cm" svg:x="5.35cm" svg:y="10.8cm">
          <draw:text-box>
            <text:p>w21=0.3</text:p>
          </draw:text-box>
        </draw:frame>
        <draw:frame draw:style-name="gr10" draw:layer="layout" svg:width="2.902cm" svg:height="0.963cm" svg:x="6.748cm" svg:y="12.637cm">
          <draw:text-box>
            <text:p>w31=0.1</text:p>
          </draw:text-box>
        </draw:frame>
        <draw:circle draw:style-name="gr1" draw:text-style-name="P1" draw:layer="layout" svg:width="1.3cm" svg:height="1.3cm" svg:x="19.6cm" svg:y="7.7cm">
          <text:p/>
        </draw:circle>
        <draw:circle draw:style-name="gr1" draw:text-style-name="P1" draw:layer="layout" svg:width="1.3cm" svg:height="1.3cm" svg:x="19.6cm" svg:y="10.4cm">
          <text:p/>
        </draw:circle>
        <draw:circle draw:style-name="gr11" draw:text-style-name="P1" draw:layer="layout" svg:width="1.3cm" svg:height="1.3cm" svg:x="19.6cm" svg:y="13.1cm">
          <text:p/>
        </draw:circle>
        <draw:circle draw:style-name="gr2" draw:text-style-name="P1" draw:layer="layout" svg:width="1.3cm" svg:height="1.3cm" svg:x="24.85cm" svg:y="10.4cm">
          <text:p/>
        </draw:circle>
        <draw:line draw:style-name="gr12" draw:text-style-name="P1" draw:layer="layout" svg:x1="20.85cm" svg:y1="8.4cm" svg:x2="24.85cm" svg:y2="11.1cm">
          <text:p/>
        </draw:line>
        <draw:line draw:style-name="gr12" draw:text-style-name="P1" draw:layer="layout" svg:x1="20.95cm" svg:y1="11.1cm" svg:x2="24.85cm" svg:y2="11.1cm">
          <text:p/>
        </draw:line>
        <draw:line draw:style-name="gr13" draw:text-style-name="P1" draw:layer="layout" svg:x1="20.95cm" svg:y1="13.7cm" svg:x2="24.85cm" svg:y2="11.1cm">
          <text:p/>
        </draw:line>
        <draw:frame draw:style-name="gr8" draw:layer="layout" svg:width="2.856cm" svg:height="0.963cm" svg:x="22.15cm" svg:y="8.237cm">
          <draw:text-box>
            <text:p>w11=0.9</text:p>
          </draw:text-box>
        </draw:frame>
        <draw:frame draw:style-name="gr9" draw:layer="layout" svg:width="2.902cm" svg:height="0.963cm" svg:x="20.85cm" svg:y="11.1cm">
          <draw:text-box>
            <text:p>w21=0.3</text:p>
          </draw:text-box>
        </draw:frame>
        <draw:frame draw:style-name="gr10" draw:layer="layout" svg:width="2.902cm" svg:height="0.963cm" svg:x="22.248cm" svg:y="12.937cm">
          <draw:text-box>
            <text:p>w31=0.0</text:p>
          </draw:text-box>
        </draw:frame>
        <draw:line draw:style-name="gr14" draw:text-style-name="P1" draw:layer="layout" svg:x1="14.2cm" svg:y1="10.9cm" svg:x2="16.4cm" svg:y2="10.9cm">
          <text:p/>
        </draw:line>
        <draw:frame draw:style-name="gr15" draw:text-style-name="P3" draw:layer="layout" svg:width="20.72cm" svg:height="2.387cm" svg:x="4.7cm" svg:y="3cm">
          <draw:text-box>
            <text:p text:style-name="P3">Нейроны с малым весом оказывают меньшее влияние на результат,</text:p>
            <text:p text:style-name="P3">чем нейроны с большим весом поэтому такие нейроны «вероятно»</text:p>
            <text:p text:style-name="P3">можно исключить из сети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n4500 </meta:initial-creator>
    <meta:creation-date>2020-01-21T20:58:30.16</meta:creation-date>
    <dc:date>2020-01-22T00:41:59.19</dc:date>
    <dc:creator>sven4500 </dc:creator>
    <meta:editing-duration>PT1H3M59S</meta:editing-duration>
    <meta:editing-cycles>18</meta:editing-cycles>
    <meta:generator>OpenOffice/4.1.6$Win32 OpenOffice.org_project/416m1$Build-9790</meta:generator>
    <meta:document-statistic meta:object-count="71"/>
  </office:meta>
</office:document-meta>
</file>